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c894" officeooo:paragraph-rsid="0011c894"/>
    </style:style>
    <style:style style:name="P2" style:family="paragraph" style:parent-style-name="Standard" style:list-style-name="L1">
      <style:text-properties officeooo:rsid="0011c894" officeooo:paragraph-rsid="0011c894"/>
    </style:style>
    <style:style style:name="P3" style:family="paragraph" style:parent-style-name="Standard">
      <style:text-properties officeooo:rsid="0012653c" officeooo:paragraph-rsid="0012653c"/>
    </style:style>
    <style:style style:name="P4" style:family="paragraph" style:parent-style-name="Standard" style:list-style-name="L1">
      <style:text-properties officeooo:rsid="0012653c" officeooo:paragraph-rsid="0012653c"/>
    </style:style>
    <style:style style:name="P5" style:family="paragraph" style:parent-style-name="Standard" style:list-style-name="L2">
      <style:text-properties officeooo:rsid="0012c77d" officeooo:paragraph-rsid="0012c77d"/>
    </style:style>
    <style:style style:name="P6" style:family="paragraph" style:parent-style-name="Standard" style:list-style-name="L1">
      <style:text-properties officeooo:rsid="0012c77d" officeooo:paragraph-rsid="0012c77d"/>
    </style:style>
    <style:style style:name="P7" style:family="paragraph" style:parent-style-name="Standard" style:list-style-name="L2">
      <style:text-properties officeooo:rsid="0013e2a1" officeooo:paragraph-rsid="0013e2a1"/>
    </style:style>
    <style:style style:name="T1" style:family="text">
      <style:text-properties officeooo:rsid="0013e2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 – Correction</text:p>
      <text:p text:style-name="P3"/>
      <text:list xml:id="list394906281222015336" text:style-name="L2">
        <text:list-item>
          <text:p text:style-name="P5">Es un reportaje</text:p>
        </text:list-item>
        <text:list-item>
          <text:p text:style-name="P5">Hay el voz de off, y el periodesta</text:p>
        </text:list-item>
        <text:list-item>
          <text:p text:style-name="P5">El agua llega por camiones</text:p>
        </text:list-item>
        <text:list-item>
          <text:p text:style-name="P5">En Lima hay muchas desigualdades por el acceso al agua</text:p>
        </text:list-item>
        <text:list-item>
          <text:p text:style-name="P7">Lima es seca y atrasada → un retraso de desarrollo</text:p>
          <text:list>
            <text:list-header>
              <text:p text:style-name="P5">→<text:span text:style-name="T1"> </text:span>El Perú es un país seco <text:span text:style-name="T1">y</text:span> atrasado</text:p>
            </text:list-header>
          </text:list>
        </text:list-item>
        <text:list-item>
          <text:p text:style-name="P5">Los camiones para el agua → cada sete días</text:p>
        </text:list-item>
        <text:list-item>
          <text:p text:style-name="P5"/>
        </text:list-item>
      </text:list>
      <text:p text:style-name="Standard"/>
      <text:p text:style-name="Standard"/>
      <text:p text:style-name="P1">Vocabulaire :</text:p>
      <text:list xml:id="list717371553148731353" text:style-name="L1">
        <text:list-item>
          <text:p text:style-name="P2">Escala de calificación = échelle de note</text:p>
        </text:list-item>
        <text:list-item>
          <text:p text:style-name="P4">El aguatero = Le livreur d’eau</text:p>
        </text:list-item>
        <text:list-item>
          <text:p text:style-name="P4">Una voz en off = Une voix off</text:p>
        </text:list-item>
        <text:list-item>
          <text:p text:style-name="P4">Un reportaje = un reportage</text:p>
          <text:p text:style-name="P6">Un reporte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22:27.464000000</meta:creation-date>
    <dc:date>2018-10-01T10:00:40.964000000</dc:date>
    <meta:editing-duration>PT7M28S</meta:editing-duration>
    <meta:editing-cycles>1</meta:editing-cycles>
    <meta:document-statistic meta:table-count="0" meta:image-count="0" meta:object-count="0" meta:page-count="1" meta:paragraph-count="15" meta:word-count="99" meta:character-count="436" meta:non-whitespace-character-count="363"/>
    <meta:generator>LibreOffice/5.1.6.2$Windows_x86 LibreOffice_project/07ac168c60a517dba0f0d7bc7540f5afa45f0909</meta:generator>
  </office:meta>
</office:document-meta>
</file>